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Isidore Binswanger, Sabato Morai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Daniel M. Fox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, 1883</text:p>
      <text:p text:style-name="P2">Month<text:tab/><text:tab/><text:tab/><text:tab/><text:tab/><text:tab/>May</text:p>
      <text:p text:style-name="P2">Year<text:tab/><text:tab/><text:tab/><text:tab/><text:tab/><text:tab/>188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gal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May 1st 1883/</text:p>
      <text:p text:style-name="P5">Honorable Daniel M. Fox/</text:p>
      <text:p text:style-name="P5">President of the Society to protect children from cruelty/</text:p>
      <text:p text:style-name="P5">Dear Sir/</text:p>
      <text:p text:style-name="P5"><text:tab/>In obedience to the dictates of <text:span text:style-name="T2">our</text:span> conscience,/ and in response to the anxious solicitations of some near re-/-latives of Sarah Harris--who is now under your kind care--/ we have procured for her a home in a family of our religion./ <text:s/>Mr Isaac Dryfoos, a merchant favorably known, and in easy cir-/-cumstances--residing in our city--offers the girl a place in his family/ and a fatherly treatment among his children. <text:s/>Her work/ will be light, and in addition to food and raiment, Mr Dryfoos/ will pay to your society--if you so prefer--in trust for the girl/ 25 cents per week during the first year, 50 the second, 75 the third,/ and $1 the fourth, handing the amount to your treasurer quarterly./ <text:s/>Should this arrangement--which commends itself to our judgment--not meet with the views of your Executive/ Board, we propose to let Sarah Harris resume her situation at Mr/ Hart Bery's Artificial Flowers' Manufactory. <text:s/>That coreligionist of ours/ will pay the girl $10 per month, the first year, $13.50 the <text:soft-page-break/>second,/ $16 the third, $20 the fourth. <text:s/>We will seek a home for the child/ among people of our belief, where she can board, and pay the deficiency/ towards her support from our public charities, till her own labors will/ supply her wants. <text:s/>Very respectfully/ Isidore Binswanger/ per S. M.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1:37:10.60</meta:creation-date>
    <meta:document-statistic meta:table-count="0" meta:image-count="0" meta:object-count="0" meta:page-count="3" meta:paragraph-count="65" meta:word-count="414" meta:character-count="2693"/>
    <dc:date>2012-01-12T12:02:20.58</dc:date>
    <dc:creator>Penn Libraries</dc:creator>
    <meta:editing-duration>PT00H09M59S</meta:editing-duration>
    <meta:editing-cycles>1</meta:editing-cycles>
    <meta:generator>OpenOffice.org/3.2$Win32 OpenOffice.org_project/320m12$Build-9483</meta:generator>
  </office:meta>
</office:document-meta>
</file>